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b86" officeooo:paragraph-rsid="000dfb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seudocode</text:p>
      <text:p text:style-name="P1">1. Initialization Phase</text:p>
      <text:p text:style-name="P1"><text:tab/>counter = 0</text:p>
      <text:p text:style-name="P1"><text:tab/>total = 0</text:p>
      <text:p text:style-name="P1">2. Processing Phase</text:p>
      <text:p text:style-name="P1"><text:tab/>while counter &gt; 20</text:p>
      <text:p text:style-name="P1"><text:tab/><text:tab/>grade = prompt to enter the grade</text:p>
      <text:p text:style-name="P1"><text:tab/><text:tab/>total += grade</text:p>
      <text:p text:style-name="P1"><text:tab/><text:tab/>counter += 1</text:p>
      <text:p text:style-name="P1"><text:tab/>if counter == 20</text:p>
      <text:p text:style-name="P1"><text:tab/><text:tab/>average = total / counter</text:p>
      <text:p text:style-name="P1"><text:tab/></text:p>
      <text:p text:style-name="P1">3. Termination Phase</text:p>
      <text:p text:style-name="P1"><text:tab/>print * *= 30</text:p>
      <text:p text:style-name="P1"><text:tab/>print Aso Rock Secondary School, Abuja Nigeria</text:p>
      <text:p text:style-name="P1"><text:tab/>print * *= 30</text:p>
      <text:p text:style-name="P1"><text:tab/>print class: ss3</text:p>
      <text:p text:style-name="P1"><text:tab/>print Numer of Students: , counter</text:p>
      <text:p text:style-name="P1"><text:tab/>print Total score: , total</text:p>
      <text:p text:style-name="P1"><text:tab/>print Average Score: , average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7T07:59:56.729551511</meta:creation-date>
    <dc:date>2023-06-17T09:07:11.546391466</dc:date>
    <meta:editing-duration>PT55M26S</meta:editing-duration>
    <meta:editing-cycles>1</meta:editing-cycles>
    <meta:document-statistic meta:table-count="0" meta:image-count="0" meta:object-count="0" meta:page-count="1" meta:paragraph-count="20" meta:word-count="76" meta:character-count="408" meta:non-whitespace-character-count="331"/>
    <meta:generator>LibreOffice/7.3.2.2$Linux_X86_64 LibreOffice_project/30$Build-2</meta:generator>
  </office:meta>
</office:document-meta>
</file>